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Opiłowanie płytki paznokci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0" calcext:value-type="currency">
            <text:p>1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Opiłowanie paznokcia + odepchnięcie kopytkiem skórek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30" calcext:value-type="currency">
            <text:p>3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50" calcext:value-type="currency">
            <text:p>5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z odżywką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65" calcext:value-type="currency">
            <text:p>65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hybrydowy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20" calcext:value-type="currency">
            <text:p>12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hybrydowy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50" calcext:value-type="currency">
            <text:p>15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hybrydowy ombre/moon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40" calcext:value-type="currency">
            <text:p>1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japoński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80" calcext:value-type="currency">
            <text:p>8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klasyczny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65" calcext:value-type="currency">
            <text:p>65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klasyczny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75" calcext:value-type="currency">
            <text:p>75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malowanie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40" calcext:value-type="currency">
            <text:p>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malowanie hybrydow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60" calcext:value-type="currency">
            <text:p>6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malowanie hybrydowe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70" calcext:value-type="currency">
            <text:p>7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malowanie klasyczn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30" calcext:value-type="currency">
            <text:p>3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malowanie OPI Infinite Shin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40" calcext:value-type="currency">
            <text:p>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Mała Estetk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50" calcext:value-type="currency">
            <text:p>5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naprawa/rekonstrukcja paznokci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40" calcext:value-type="currency">
            <text:p>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Ombre/Moon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80" calcext:value-type="currency">
            <text:p>8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OPI Infinite Shin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75" calcext:value-type="currency">
            <text:p>75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SP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00" calcext:value-type="currency">
            <text:p>10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Trind/OPI bez malowani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80" calcext:value-type="currency">
            <text:p>8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Trind/OPI z malowaniem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90" calcext:value-type="currency">
            <text:p>9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zabieg pielęgnacyjny na dłonie (jako dodatek przy zabiegu)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60" calcext:value-type="currency">
            <text:p>6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zabieg pielęgnacyjny na dłonie (sam zabieg)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80" calcext:value-type="currency">
            <text:p>8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zdjęcie lakieru hybrydowego- nasz (przy zabiegu)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0" calcext:value-type="currency">
            <text:p>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zdjęcie lakieru hybrydowego -nasz/obcy (samo zdjęcie)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0" calcext:value-type="currency">
            <text:p>2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office:value-type="string" calcext:value-type="string">
            <text:p>&lt;tr&gt;&lt;td&gt;</text:p>
          </table:table-cell>
          <table:table-cell office:value-type="string" calcext:value-type="string">
            <text:p>Manicure zdjęcie lakieru hybrydowego - obcy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0" calcext:value-type="currency">
            <text:p>2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10" calcext:value-type="currency">
            <text:p>11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1/2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65" calcext:value-type="currency">
            <text:p>65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Callus Peel- Kwasy na same stopy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70" calcext:value-type="currency">
            <text:p>7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Callus Peel- kwasy z malowaniem klasycznym paznokci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70" calcext:value-type="currency">
            <text:p>17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hybrydowy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60" calcext:value-type="currency">
            <text:p>16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hybrydowy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80" calcext:value-type="currency">
            <text:p>18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japoński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50" calcext:value-type="currency">
            <text:p>15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klasyczny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30" calcext:value-type="currency">
            <text:p>13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klasyczny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40" calcext:value-type="currency">
            <text:p>1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leczniczy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80" calcext:value-type="currency">
            <text:p>18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malowanie hybrydow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60" calcext:value-type="currency">
            <text:p>6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malowanie hybrydowe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70" calcext:value-type="currency">
            <text:p>7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malowanie klasyczn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30" calcext:value-type="currency">
            <text:p>3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malowanie OPI Infinite Shin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40" calcext:value-type="currency">
            <text:p>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mała estetk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00" calcext:value-type="currency">
            <text:p>10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masaż stóp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30" calcext:value-type="currency">
            <text:p>3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OPI Infinite Shin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45" calcext:value-type="currency">
            <text:p>145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SP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70" calcext:value-type="currency">
            <text:p>17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zdjęcie lakieru hybrydowego – nasz (przy zabiegu)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0" calcext:value-type="currency">
            <text:p>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edicure zdjęcie lakieru hybrydowego – nasz/obcy (samo zdjęcie)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0" calcext:value-type="currency">
            <text:p>2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Rzęsy i brwi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rzedłużanie rzęs – uzupełnienie 1:1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40" calcext:value-type="currency">
            <text:p>1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rzedłużanie rzęs – uzupełnienie 2:1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70" calcext:value-type="currency">
            <text:p>17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rzedłużanie rzęs – uzupełnienie 3:1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10" calcext:value-type="currency">
            <text:p>21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rzedłużanie rzęs – założenie 1:1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70" calcext:value-type="currency">
            <text:p>17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rzedłużanie rzęs – założenie 2:1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20" calcext:value-type="currency">
            <text:p>22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rzedłużanie rzęs – założenie 3:1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80" calcext:value-type="currency">
            <text:p>28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Regulacja brwi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0" calcext:value-type="currency">
            <text:p>2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Henna brwi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5" calcext:value-type="currency">
            <text:p>25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Henna brwi i rzęs + regulacj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60" calcext:value-type="currency">
            <text:p>6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Henna i regulacja brwi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40" calcext:value-type="currency">
            <text:p>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Stylizacje żel/akryl</text:p>
          </table:table-cell>
          <table:table-cell office:value-type="string" calcext:value-type="string">
            <text:p>&lt;/td&gt; &lt;td&gt;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– zdjęc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50" calcext:value-type="currency">
            <text:p>5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French na szablon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60" calcext:value-type="currency">
            <text:p>26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French na tips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70" calcext:value-type="currency">
            <text:p>17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na naturalnej płytc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00" calcext:value-type="currency">
            <text:p>20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na szablon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40" calcext:value-type="currency">
            <text:p>2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na tips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70" calcext:value-type="currency">
            <text:p>17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naprawa paznokci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5" calcext:value-type="currency">
            <text:p>15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opiłowan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40" calcext:value-type="currency">
            <text:p>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uzupełnien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50" calcext:value-type="currency">
            <text:p>15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uzupełnienie z malowaniem klasycznym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80" calcext:value-type="currency">
            <text:p>18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Żel/Akryl uzupełnienie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10" calcext:value-type="currency">
            <text:p>21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olygel na naturalnej płytce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20" calcext:value-type="currency">
            <text:p>22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olygel na naturalnej płytc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00" calcext:value-type="currency">
            <text:p>20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olygel na szablonie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40" calcext:value-type="currency">
            <text:p>2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olygel na szablon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20" calcext:value-type="currency">
            <text:p>22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olygel uzupełnienie french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90" calcext:value-type="currency">
            <text:p>19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olygel uzupełnien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70" calcext:value-type="currency">
            <text:p>17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Usługi dodatkowe</text:p>
          </table:table-cell>
          <table:table-cell office:value-type="string" calcext:value-type="string">
            <text:p>&lt;/td&gt; &lt;td&gt;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IBX – 1 warstw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40" calcext:value-type="currency">
            <text:p>4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IBX – 2 warstwy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50" calcext:value-type="currency">
            <text:p>5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IBX – uzupełnien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5" calcext:value-type="currency">
            <text:p>25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Serum na paznokcie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0" calcext:value-type="currency">
            <text:p>1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Płyn zmiękczający do stóp 20 zł</text:p>
          </table:table-cell>
          <table:table-cell office:value-type="string" calcext:value-type="string">
            <text:p>&lt;/td&gt; &lt;td&gt;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Baza proteinow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30" calcext:value-type="currency">
            <text:p>3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Stylizacja build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5" calcext:value-type="currency">
            <text:p>25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Maczanie w akrylu dla wzmocnienia płytki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20" calcext:value-type="currency">
            <text:p>20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1 Cyrkonia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1" calcext:value-type="currency">
            <text:p>1,00 zł</text:p>
          </table:table-cell>
          <table:table-cell office:value-type="string" calcext:value-type="string">
            <text:p>&lt;/td&gt;&lt;/tr&gt;</text:p>
          </table:table-cell>
        </table:table-row>
        <table:table-row table:style-name="ro2">
          <table:table-cell office:value-type="string" calcext:value-type="string">
            <text:p>&lt;tr&gt;&lt;td&gt;</text:p>
          </table:table-cell>
          <table:table-cell office:value-type="string" calcext:value-type="string">
            <text:p>Syrenka –</text:p>
          </table:table-cell>
          <table:table-cell office:value-type="string" calcext:value-type="string">
            <text:p>&lt;/td&gt; &lt;td&gt;</text:p>
          </table:table-cell>
          <table:table-cell office:value-type="currency" office:currency="PLN" office:value="30" calcext:value-type="currency">
            <text:p>30,00 zł</text:p>
          </table:table-cell>
          <table:table-cell office:value-type="string" calcext:value-type="string">
            <text:p>&lt;/td&gt;&lt;/t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2:00:21.466000000</meta:creation-date>
    <dc:date>2019-11-30T23:19:32.024000000</dc:date>
    <meta:editing-duration>PT10H58M50S</meta:editing-duration>
    <meta:editing-cycles>1</meta:editing-cycles>
    <meta:document-statistic meta:table-count="1" meta:cell-count="426" meta:object-count="0"/>
    <meta:generator>LibreOffice/6.2.4.2$Windows_X86_64 LibreOffice_project/2412653d852ce75f65fbfa83fb7e7b669a126d64</meta:generator>
    <meta:user-defined meta:name=""/>
  </office:meta>
</office:document-meta>
</file>